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4.743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2.629cm"/>
    </style:style>
    <style:style style:name="pr4" style:family="presentation" style:parent-style-name="默认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  <style:text-properties fo:font-size="36pt"/>
    </style:style>
    <style:style style:name="P9" style:family="paragraph">
      <style:paragraph-properties fo:margin-top="0.5cm" fo:margin-bottom="0cm"/>
      <style:text-properties fo:font-size="28pt" style:font-size-asian="28pt" style:font-size-complex="28pt"/>
    </style:style>
    <style:style style:name="P10" style:family="paragraph">
      <style:text-properties style:font-name="Noto Sans CJK JP Regular" fo:font-size="28pt" style:font-name-asian="Noto Sans CJK JP Regular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4.743cm" svg:x="1.4cm" svg:y="5.257cm" presentation:class="title" presentation:user-transformed="true">
          <draw:text-box>
            <text:p>VE488 Machine forgetting<text:line-break/> Project Not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CN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DNN is just a complex function that can fit </text:span><text:span text:style-name="T1">everything well</text:span></text:p>
              </text:list-item>
              <text:list-item>
                <text:p text:style-name="P3"><text:span text:style-name="T1">three steps of DNN</text:span></text:p>
              </text:list-item>
              <text:list-item>
                <text:p text:style-name="P3"><text:span text:style-name="T1">CNN is just convolution + DNN</text:span></text:p>
              </text:list-item>
              <text:list-item>
                <text:p text:style-name="P3"><text:span text:style-name="T1">Fundamental:</text:span></text:p>
              </text:list-item>
              <text:list-item>
                <text:p text:style-name="P3"><text:span text:style-name="T1"><text:a xlink:href="http://speech.ee.ntu.edu.tw/~tlkagk/courses/ML_2016/Lecture/CNN%20%28v2%29.pdf" xlink:type="simple">http://speech.ee.ntu.edu.tw/~tlkagk/courses/ML_2016/Lecture/CNN%20%28v2%29.pdf</text:a></text:span></text:p>
              </text:list-item>
              <text:list-item>
                <text:p text:style-name="P3"><text:span text:style-name="T1">History and future:</text:span></text:p>
              </text:list-item>
              <text:list-item>
                <text:p text:style-name="P3"><text:span text:style-name="T1"><text:a xlink:href="http://www.cnblogs.com/52machinelearning/p/5821591.html" xlink:type="simple">http://www.cnblogs.com/52machinelearning/p/5821591.html</text:a></text:span></text:p>
              </text:list-item>
              <text:list-item>
                <text:p text:style-name="P3"><text:span text:style-name="T1"><text:a xlink:href="https://blog.csdn.net/cyh_24/article/details/51440344" xlink:type="simple">https://blog.csdn.net/cyh_24/article/details/51440344</text:a>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Dataset:</text:p>
          </draw:text-box>
        </draw:frame>
        <draw:frame presentation:style-name="pr4" draw:layer="layout" svg:width="25.199cm" svg:height="9.134cm" svg:x="1.401cm" svg:y="4.2cm" presentation:class="outline" presentation:user-transformed="true">
          <draw:text-box>
            <text:list text:style-name="L2">
              <text:list-item>
                <text:p>MNIST:</text:p>
              </text:list-item>
              <text:list-item>
                <text:p>CIFAR-10:</text:p>
              </text:list-item>
              <text:list-item>
                <text:p>CIFAR-100:</text:p>
              </text:list-item>
              <text:list-item>
                <text:p>ImageNet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Computational Graph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现行的计算框架，几乎都是微分器</text:span></text:p>
              </text:list-item>
              <text:list-item>
                <text:p><text:span text:style-name="T2">封装了某些函数 </text:span><text:span text:style-name="T2">make life easier</text:span></text:p>
              </text:list-item>
              <text:list-item>
                <text:p><text:span text:style-name="T2">三件事情：写好函数， 计算</text:span><text:span text:style-name="T2">loss</text:span><text:span text:style-name="T2">，</text:span><text:span text:style-name="T2">updat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Pyto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动态图框架</text:p>
              </text:list-item>
              <text:list-item>
                <text:p>需要注意什么：有什么api可以用，数据的维度和类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Auto-encoder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一种降维方法：</text:span></text:p>
              </text:list-item>
              <text:list-item>
                <text:p><text:span text:style-name="T2"><text:a xlink:href="http://speech.ee.ntu.edu.tw/~tlkagk/courses/ML_2016/Lecture/auto%20%28v7%29.pdf" xlink:type="simple">http://speech.ee.ntu.edu.tw/~tlkagk/courses/ML_2016/Lecture/auto%20%28v7%29.pdf</text:a></text:span></text:p>
              </text:list-item>
              <text:list-item>
                <text:p><text:span text:style-name="T2">Denoising?</text:span></text:p>
              </text:list-item>
              <text:list-item>
                <text:p><text:span text:style-name="T2">Generating graph? </text:span><text:span text:style-name="T2">： </text:span><text:span text:style-name="T2">VAE</text:span></text:p>
              </text:list-item>
              <text:list-item>
                <text:p><text:span text:style-name="T2">如果我们要写</text:span><text:span text:style-name="T2">autoencoder, </text:span><text:span text:style-name="T2">怎么写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2"><text:span text:style-name="T3">GAN: generative adversarial network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一种很大的互相博弈的网络群：</text:span></text:p>
              </text:list-item>
              <text:list-item>
                <text:p><text:span text:style-name="T2"><text:a xlink:href="http://speech.ee.ntu.edu.tw/~tlkagk/courses/ML_2016/Lecture/VAE%20%28v5%29.pdf" xlink:type="simple">http://speech.ee.ntu.edu.tw/~tlkagk/courses/ML_2016/Lecture/VAE%20%28v5%29.pdf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Adversarial attack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Overview:</text:span></text:p>
              </text:list-item>
              <text:list-item>
                <text:p><text:span text:style-name="T4"><text:a xlink:href="https://medium.com/onfido-tech/adversarial-attacks-and-defences-for-convolutional-neural-networks-66915ece52e7" xlink:type="simple">https://medium.com/onfido-tech/adversarial-attacks-and-defences-for-convolutional-neural-networks-66915ece52e7</text:a></text:span></text:p>
              </text:list-item>
              <text:list-item>
                <text:p><text:span text:style-name="T4">Explaining adversarial sample:</text:span></text:p>
              </text:list-item>
              <text:list-item>
                <text:p><text:span text:style-name="T4"><text:a xlink:href="https://arxiv.org/abs/1412.6572" xlink:type="simple">https://arxiv.org/abs/1412.6572</text:a></text:span></text:p>
              </text:list-item>
              <text:list-item>
                <text:p><text:span text:style-name="T4">中文笔记：</text:span><text:span text:style-name="T4"><text:a xlink:href="https://blog.csdn.net/m0_38011344/article/details/80262570" xlink:type="simple">https://blog.csdn.net/m0_38011344/article/details/80262570</text:a></text:span></text:p>
              </text:list-item>
              <text:list-item>
                <text:p><text:span text:style-name="T4">如果我们要 </text:span><text:span text:style-name="T4">attack </text:span><text:span text:style-name="T4">我们自己刚刚写的网络，怎么</text:span><text:span text:style-name="T4">attack</text:span><text:span text:style-name="T4">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Next step: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1. </text:span><text:span text:style-name="T4">看一下</text:span><text:span text:style-name="T4">CNN</text:span><text:span text:style-name="T4">，</text:span><text:span text:style-name="T4">GAN</text:span><text:span text:style-name="T4">，</text:span><text:span text:style-name="T4">autoencoder</text:span><text:span text:style-name="T4">的正式教程 （推荐下一页的台大机器学习网课</text:span><text:span text:style-name="T4">, </text:span><text:span text:style-name="T4">里面都有）</text:span></text:p>
              </text:list-item>
              <text:list-item>
                <text:p text:style-name="P7"><text:span text:style-name="T4">2. </text:span><text:span text:style-name="T4">看一些</text:span><text:span text:style-name="T4">pytorch tutorial </text:span><text:span text:style-name="T4">的 </text:span><text:span text:style-name="T4">beginner </text:span><text:span text:style-name="T4">部分，写一个在</text:span><text:span text:style-name="T4">CIFAR10 </text:span><text:span text:style-name="T4">上达到</text:span><text:span text:style-name="T4">80%</text:span><text:span text:style-name="T4">正确率的模型（可以抄啊）</text:span></text:p>
              </text:list-item>
              <text:list-item>
                <text:p text:style-name="P7"><text:span text:style-name="T4">3. </text:span><text:span text:style-name="T4">看一下</text:span><text:span text:style-name="T4">adversarial</text:span><text:span text:style-name="T4">的内容，例如论文或简介</text:span></text:p>
              </text:list-item>
              <text:list-item>
                <text:p text:style-name="P7"><text:span text:style-name="T4">4. </text:span><text:span text:style-name="T4">然后我感觉就可以开始搞了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Our work(proposal):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1. realize CNN on CIFAR-10</text:span></text:p>
              </text:list-item>
              <text:list-item>
                <text:p><text:span text:style-name="T2">2. realize adversarial attack on our CNN</text:span></text:p>
              </text:list-item>
              <text:list-item>
                <text:p><text:span text:style-name="T2">3. train with adversarial attack samples</text:span></text:p>
              </text:list-item>
              <text:list-item>
                <text:p><text:span text:style-name="T2">4*. train a network to generate adversarial sample?</text:span></text:p>
              </text:list-item>
              <text:list-item>
                <text:p><text:span text:style-name="T2">5*. train a denoising network to defend attack?</text:span></text:p>
              </text:list-item>
              <text:list-item>
                <text:p><text:span text:style-name="T2">6*. train these new networks with original CNN togerther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Reference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[2] defend using autoencoder: </text:span><text:span text:style-name="T2"><text:tab/></text:span><text:span text:style-name="T2"><text:a xlink:href="https://arxiv.org/abs/1803.07994" xlink:type="simple">https://arxiv.org/abs/1803.07994</text:a></text:span></text:p>
              </text:list-item>
              <text:list-item>
                <text:p text:style-name="P5"><text:span text:style-name="T2">[3] GAN: </text:span><text:span text:style-name="T2"><text:tab/></text:span><text:span text:style-name="T2"><text:tab/></text:span><text:span text:style-name="T2"><text:a xlink:href="https://arxiv.org/pdf/1406.2661.pdf" xlink:type="simple">https://arxiv.org/pdf/1406.2661.pdf</text:a></text:span></text:p>
              </text:list-item>
              <text:list-item>
                <text:p text:style-name="P5"><text:span text:style-name="T2">[4] 2018 attack winner: </text:span><text:span text:style-name="T2"><text:tab/></text:span><text:span text:style-name="T2"><text:a xlink:href="https://arxiv.org/pdf/1710.06081.pdf" xlink:type="simple">https://arxiv.org/pdf/1710.06081.pdf</text:a></text:span></text:p>
              </text:list-item>
              <text:list-item>
                <text:p text:style-name="P5"><text:span text:style-name="T2">[5] explaining adversarial sample:</text:span><text:span text:style-name="T2"><text:tab/></text:span><text:span text:style-name="T2"> </text:span><text:span text:style-name="T2"><text:a xlink:href="https://arxiv.org/pdf/1412.6572.pdf" xlink:type="simple">https://arxiv.org/pdf/1412.6572.pdf</text:a></text:span></text:p>
              </text:list-item>
              <text:list-item>
                <text:p text:style-name="P5"><text:span text:style-name="T2">[6] 2018 defend winner:</text:span><text:span text:style-name="T2"><text:tab/></text:span><text:span text:style-name="T2"> </text:span><text:span text:style-name="T2"><text:a xlink:href="https://github.com/lfz/Guided-Denoise" xlink:type="simple">https://github.com/lfz/Guided-Denoise</text:a></text:span></text:p>
              </text:list-item>
              <text:list-item>
                <text:p text:style-name="P5"><text:span text:style-name="T2">[7] GAN</text:span><text:span text:style-name="T2">简介</text:span><text:span text:style-name="T2">:</text:span><text:span text:style-name="T2"><text:tab/></text:span><text:span text:style-name="T2"> </text:span><text:span text:style-name="T2"><text:a xlink:href="https://www.msra.cn/zh-cn/news/features/gan-20170511" xlink:type="simple">https://www.msra.cn/zh-cn/news/features/gan-20170511</text:a></text:span></text:p>
              </text:list-item>
              <text:list-item>
                <text:p text:style-name="P9"><text:span text:style-name="T5">[8]</text:span><text:span text:style-name="T5">台大机器学习：</text:span><text:span text:style-name="T2">video:</text:span><text:span text:style-name="T2"><text:a xlink:href="https://www.bilibili.com/video/av10590361" xlink:type="simple">https://www.bilibili.com/video/av10590361</text:a></text:span></text:p>
              </text:list-item>
              <text:list-item>
                <text:p text:style-name="P9"><text:span text:style-name="T2">slide</text:span><text:span text:style-name="T2">： </text:span><text:span text:style-name="T2"><text:a xlink:href="https://blog.csdn.net/soulmeetliang/article/details/77461607" xlink:type="simple">https://blog.csdn.net/soulmeetliang/article/details/77461607</text:a></text:span></text:p>
              </text:list-item>
              <text:list-item>
                <text:p text:style-name="P9"><text:span text:style-name="T2">[9] pytorch tutorial: </text:span><text:span text:style-name="T2"><text:a xlink:href="https://pytorch.org/tutorials/index.html" xlink:type="simple">https://pytorch.org/tutorials/index.html</text:a></text:span></text:p>
              </text:list-item>
              <text:list-item>
                <text:p text:style-name="P5"><text:span text:style-name="T2">[10] pytorch doc: </text:span><text:span text:style-name="T2"><text:a xlink:href="https://pytorch.org/docs/stable/index.html" xlink:type="simple">https://pytorch.org/docs/stable/index.html</text:a>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0:24:13.336553320</meta:creation-date>
    <dc:date>2018-07-17T23:36:55.346967783</dc:date>
    <meta:editing-duration>PT40M19S</meta:editing-duration>
    <meta:editing-cycles>7</meta:editing-cycles>
    <meta:generator>LibreOffice/6.0.3.2$Linux_X86_64 LibreOffice_project/00m0$Build-2</meta:generator>
    <meta:document-statistic meta:object-count="64"/>
  </office:meta>
</office:document-meta>
</file>